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272EEB2D7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962cm" svg:height="3.962cm" svg:x="1.038cm" svg:y="16cm">
          <draw:image xlink:href="Pictures/100000000000027200000272EEB2D783.png" xlink:type="simple" xlink:show="embed" xlink:actuate="onLoad">
            <text:p/>
          </draw:image>
        </draw:frame>
        <draw:frame draw:style-name="gr1" draw:text-style-name="P1" draw:layer="layout" svg:width="3.962cm" svg:height="3.962cm" svg:x="5cm" svg:y="16cm">
          <draw:image xlink:href="Pictures/100000000000027200000272EEB2D783.png" xlink:type="simple" xlink:show="embed" xlink:actuate="onLoad">
            <text:p/>
          </draw:image>
        </draw:frame>
        <draw:frame draw:style-name="gr1" draw:text-style-name="P1" draw:layer="layout" svg:width="3.962cm" svg:height="3.962cm" svg:x="11.5cm" svg:y="16.038cm">
          <draw:image xlink:href="Pictures/100000000000027200000272EEB2D783.png" xlink:type="simple" xlink:show="embed" xlink:actuate="onLoad">
            <text:p/>
          </draw:image>
        </draw:frame>
        <draw:frame draw:style-name="gr1" draw:text-style-name="P1" draw:layer="layout" svg:width="3.962cm" svg:height="3.962cm" svg:x="15.5cm" svg:y="16.038cm">
          <draw:image xlink:href="Pictures/100000000000027200000272EEB2D783.png" xlink:type="simple" xlink:show="embed" xlink:actuate="onLoad">
            <text:p/>
          </draw:image>
        </draw:frame>
        <draw:frame draw:style-name="gr1" draw:text-style-name="P1" draw:layer="layout" svg:width="3.962cm" svg:height="3.962cm" svg:x="21.738cm" svg:y="16cm">
          <draw:image xlink:href="Pictures/100000000000027200000272EEB2D783.png" xlink:type="simple" xlink:show="embed" xlink:actuate="onLoad">
            <text:p/>
          </draw:image>
        </draw:frame>
        <draw:frame draw:style-name="gr1" draw:text-style-name="P1" draw:layer="layout" svg:width="3.962cm" svg:height="3.962cm" svg:x="25.6cm" svg:y="16cm">
          <draw:image xlink:href="Pictures/100000000000027200000272EEB2D783.png" xlink:type="simple" xlink:show="embed" xlink:actuate="onLoad">
            <text:p/>
          </draw:image>
        </draw:frame>
        <draw:custom-shape draw:style-name="gr2" draw:text-style-name="P1" draw:layer="layout" svg:width="9.3cm" svg:height="2.2cm" svg:x="1cm" svg:y="11.1cm">
          <text:p text:style-name="P1">Le chômage technique touchera</text:p>
          <text:p text:style-name="P1">de plus en plus de monde !</text:p>
          <text:p text:style-name="P1">(« acteur... »)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layer="layout" svg:width="7.7cm" svg:height="1cm" svg:x="1.4cm" svg:y="20cm">
          <draw:text-box>
            <text:p>Pessimistes</text:p>
          </draw:text-box>
        </draw:frame>
        <draw:frame draw:style-name="gr4" draw:layer="layout" svg:width="7.2cm" svg:height="0.963cm" svg:x="11.9cm" svg:y="20cm">
          <draw:text-box>
            <text:p>Partagés</text:p>
          </draw:text-box>
        </draw:frame>
        <draw:frame draw:style-name="gr3" draw:layer="layout" svg:width="5.5cm" svg:height="1cm" svg:x="22.7cm" svg:y="20cm">
          <draw:text-box>
            <text:p>Optimist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6-07T16:53:47.92</meta:creation-date>
    <dc:date>2017-06-07T17:01:09.47</dc:date>
    <dc:creator>Nicolas Scotto Di Perto</dc:creator>
    <meta:editing-duration>PT7M21S</meta:editing-duration>
    <meta:editing-cycles>2</meta:editing-cycles>
    <meta:generator>OpenOffice/4.1.3$Win32 OpenOffice.org_project/413m1$Build-9783</meta:generator>
    <meta:document-statistic meta:object-count="10"/>
  </office:meta>
</office:document-meta>
</file>